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2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4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5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cccccc" style:font-name="Liberation Serif"/>
    </style:style>
    <style:style style:name="T3" style:family="text">
      <style:text-properties fo:color="#000000" style:font-name="Liberation Serif"/>
    </style:style>
    <style:style style:name="T4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778cm" svg:height="0.889cm" svg:x="5.861cm" svg:y="2.66cm">
          <text:p text:style-name="P1"><text:span text:style-name="T2">B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onnector draw:style-name="gr5" draw:text-style-name="P1" draw:layer="layout" draw:line-skew="-0.052cm 1.625cm 0.529cm" svg:x1="3.502cm" svg:y1="1.735cm" svg:x2="6.75cm" svg:y2="2.66cm" draw:start-shape="id1" draw:start-glue-point="2" draw:end-shape="id3" draw:end-glue-point="0" svg:d="M3502 1735v465h3249v470h-1v-10" svg:viewBox="0 0 3250 936">
          <text:p/>
        </draw:connector>
        <draw:custom-shape draw:style-name="gr2" draw:text-style-name="P2" xml:id="id7" draw:id="id7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1.778cm" svg:height="0.889cm" svg:x="2.423cm" svg:y="6.261cm">
          <text:p text:style-name="P1"><text:span text:style-name="T3">B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.778cm" svg:height="0.889cm" svg:x="2.421cm" svg:y="4.302cm">
          <text:p text:style-name="P1"><text:span text:style-name="T2">B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043cm" svg:x1="5.61cm" svg:y1="5.191cm" svg:x2="3.312cm" svg:y2="6.261cm" draw:start-shape="id4" draw:start-glue-point="2" draw:end-shape="id5" draw:end-glue-point="0" svg:d="M5610 5191v577h-2298v493" svg:viewBox="0 0 2299 1071">
          <text:p/>
        </draw:connector>
        <draw:connector draw:style-name="gr7" draw:text-style-name="P1" draw:layer="layout" draw:line-skew="0.051cm" svg:x1="3.31cm" svg:y1="5.191cm" svg:x2="3.312cm" svg:y2="6.261cm" draw:start-shape="id6" draw:start-glue-point="2" draw:end-shape="id5" draw:end-glue-point="0" svg:d="M3310 5191v585h2v485" svg:viewBox="0 0 3 1071">
          <text:p/>
        </draw:connector>
        <draw:connector draw:style-name="gr4" draw:text-style-name="P1" draw:layer="layout" draw:line-skew="0.051cm" svg:x1="1.089cm" svg:y1="5.191cm" svg:x2="3.312cm" svg:y2="6.261cm" draw:start-shape="id7" draw:start-glue-point="2" draw:end-shape="id5" draw:end-glue-point="0" svg:d="M1089 5191v585h2223v485" svg:viewBox="0 0 2224 1071">
          <text:p/>
        </draw:connector>
        <draw:connector draw:style-name="gr4" draw:text-style-name="P1" draw:layer="layout" draw:line-skew="-0.105cm" svg:x1="2.402cm" svg:y1="3.535cm" svg:x2="1.089cm" svg:y2="4.302cm" draw:start-shape="id2" draw:start-glue-point="2" draw:end-shape="id7" draw:end-glue-point="0" svg:d="M2402 3535v278h-1313v489" svg:viewBox="0 0 1314 768">
          <text:p/>
        </draw:connector>
        <draw:connector draw:style-name="gr5" draw:text-style-name="P1" draw:layer="layout" draw:line-skew="-0.105cm" svg:x1="2.402cm" svg:y1="3.535cm" svg:x2="3.31cm" svg:y2="4.302cm" draw:start-shape="id2" draw:start-glue-point="2" draw:end-shape="id6" draw:end-glue-point="0" svg:d="M2402 3535v278h908v489" svg:viewBox="0 0 909 768">
          <text:p/>
        </draw:connector>
        <draw:frame draw:style-name="gr8" draw:text-style-name="P5" draw:layer="layout" svg:width="2.032cm" svg:height="0.635cm" svg:x="0.262cm" svg:y="3.553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1.562cm" svg:y="1.87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6.569cm" svg:y="1.856cm">
          <draw:text-box>
            <text:p><text:span text:style-name="T4">false</text:span></text:p>
          </draw:text-box>
        </draw:frame>
        <draw:frame draw:style-name="gr8" draw:text-style-name="P5" draw:layer="layout" svg:width="2.032cm" svg:height="0.635cm" svg:x="3.162cm" svg:y="3.576cm">
          <draw:text-box>
            <text:p><text:span text:style-name="T4">false</text:span></text:p>
          </draw:text-box>
        </draw:frame>
        <draw:custom-shape draw:style-name="gr3" draw:text-style-name="P3" xml:id="id4" draw:id="id4" draw:layer="layout" svg:width="1.778cm" svg:height="0.889cm" svg:x="4.721cm" svg:y="4.302cm">
          <text:p text:style-name="P1"><text:span text:style-name="T2">B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1.778cm" svg:height="0.889cm" svg:x="6.821cm" svg:y="4.302cm">
          <text:p text:style-name="P1"><text:span text:style-name="T2">B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043cm" svg:x1="3.312cm" svg:y1="6.261cm" svg:x2="7.71cm" svg:y2="5.191cm" draw:start-shape="id5" draw:start-glue-point="0" draw:end-shape="id8" svg:d="M3312 6261v-493h4398v-577" svg:viewBox="0 0 4399 1071">
          <text:p/>
        </draw:connector>
        <draw:connector draw:style-name="gr5" draw:text-style-name="P1" draw:layer="layout" draw:line-skew="-0.131cm" svg:x1="6.75cm" svg:y1="3.549cm" svg:x2="5.61cm" svg:y2="4.302cm" draw:start-shape="id3" draw:start-glue-point="2" draw:end-shape="id4" draw:end-glue-point="0" svg:d="M6750 3549v245h-1140v508" svg:viewBox="0 0 1141 754">
          <text:p/>
        </draw:connector>
        <draw:connector draw:style-name="gr5" draw:text-style-name="P1" draw:layer="layout" draw:line-skew="-0.131cm" svg:x1="6.75cm" svg:y1="3.549cm" svg:x2="7.71cm" svg:y2="4.302cm" draw:start-shape="id3" draw:start-glue-point="2" draw:end-shape="id8" draw:end-glue-point="0" svg:d="M6750 3549v245h960v508" svg:viewBox="0 0 961 754">
          <text:p/>
        </draw:connector>
        <draw:frame draw:style-name="gr8" draw:text-style-name="P5" draw:layer="layout" svg:width="2.032cm" svg:height="0.635cm" svg:x="4.762cm" svg:y="3.45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7.562cm" svg:y="3.477cm">
          <draw:text-box>
            <text:p><text:span text:style-name="T4">false</text:span></text:p>
          </draw:text-box>
        </draw:frame>
        <draw:frame draw:style-name="gr8" draw:text-style-name="P5" draw:layer="layout" svg:width="2.032cm" svg:height="0.635cm" svg:x="2.762cm" svg:y="2.075cm">
          <draw:text-box>
            <text:p><text:span text:style-name="T4">(x &lt; 5)</text:span></text:p>
          </draw:text-box>
        </draw:frame>
        <draw:frame draw:style-name="gr8" draw:text-style-name="P5" draw:layer="layout" svg:width="2.032cm" svg:height="0.635cm" svg:x="1.686cm" svg:y="3.724cm">
          <draw:text-box>
            <text:p><text:span text:style-name="T4">(x &gt; 1)</text:span></text:p>
          </draw:text-box>
        </draw:frame>
        <draw:frame draw:style-name="gr9" draw:text-style-name="P5" draw:layer="layout" svg:width="3.556cm" svg:height="1.016cm" svg:x="1.924cm" svg:y="0.238cm">
          <draw:text-box>
            <text:p><text:span text:style-name="T4">input: {x = 2, y= 6}</text:span></text:p>
          </draw:text-box>
        </draw:frame>
        <draw:frame draw:style-name="gr8" draw:text-style-name="P5" draw:layer="layout" svg:width="2.032cm" svg:height="0.635cm" svg:x="6.044cm" svg:y="3.676cm">
          <draw:text-box>
            <text:p><text:span text:style-name="T4">(x &lt; 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6-01T16:54:32.296066957</dc:date>
    <meta:editing-duration>PT10M51S</meta:editing-duration>
    <meta:editing-cycles>4</meta:editing-cycles>
    <meta:generator>LibreOffice/5.1.2.2$Linux_X86_64 LibreOffice_project/10m0$Build-2</meta:generator>
    <meta:document-statistic meta:object-count="28"/>
  </office:meta>
</office:document-meta>
</file>